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3.824cm"/>
    </style:style>
    <style:style style:name="co17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3.279cm"/>
    </style:style>
    <style:style style:name="co16" style:family="table-column">
      <style:table-column-properties fo:break-before="auto" style:column-width="2.843cm"/>
    </style:style>
    <style:style style:name="co18" style:family="table-column">
      <style:table-column-properties fo:break-before="auto" style:column-width="2.988cm"/>
    </style:style>
    <style:style style:name="co20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 table:number-rows-repeated="1048544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 table:number-rows-repeated="1048548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 table:number-rows-repeated="1048561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30:18.92</dc:date>
    <dc:creator>Bob Harper</dc:creator>
    <meta:editing-duration>P2DT3H59M39S</meta:editing-duration>
    <meta:editing-cycles>232</meta:editing-cycles>
    <meta:generator>OpenOffice/4.1.1$Win32 OpenOffice.org_project/411m6$Build-9775</meta:generator>
    <meta:document-statistic meta:table-count="18" meta:cell-count="2296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